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bold" officeooo:rsid="001bb883" officeooo:paragraph-rsid="001bb88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000000" loext:opacity="100%" style:font-name="Liberation Serif" fo:font-size="12pt" fo:font-weight="bold" officeooo:paragraph-rsid="001bb883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000000" loext:opacity="100%" style:font-name="Liberation Serif" fo:font-size="12pt" fo:font-weight="bold" officeooo:rsid="001bb883" officeooo:paragraph-rsid="001bb8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b883" officeooo:paragraph-rsid="001bb883" style:font-weight-asian="bold" style:font-weight-complex="bold"/>
    </style:style>
    <style:style style:name="P6" style:family="paragraph" style:parent-style-name="Standard">
      <style:text-properties officeooo:rsid="001bb883" officeooo:paragraph-rsid="001bb883"/>
    </style:style>
    <style:style style:name="P7" style:family="paragraph" style:parent-style-name="Standard">
      <style:text-properties fo:color="#000000" loext:opacity="100%" officeooo:rsid="001bb883" officeooo:paragraph-rsid="001bb883"/>
    </style:style>
    <style:style style:name="T1" style:family="text">
      <style:text-properties officeooo:rsid="001bb8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883" style:font-weight-asian="bold" style:font-weight-complex="bold"/>
    </style:style>
    <style:style style:name="T4" style:family="text">
      <style:text-properties fo:color="#000000" loext:opacity="100%" fo:font-weight="bold" officeooo:rsid="001bb88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FAEL ALVAREZ<text:tab/><text:tab/><text:tab/><text:tab/><text:tab/><text:tab/><text:tab/><text:tab/><text:tab/><text:tab/>07/02/2024</text:p>
      <text:p text:style-name="P5"/>
      <text:p text:style-name="P5"/>
      <text:p text:style-name="P4">The mobile phone (or smartphone) will be the primary Internet connection and the only one for the majority of people across the world, providing information in a portable, welkonnected form at a low price.</text:p>
      <text:p text:style-name="P4"/>
      <text:p text:style-name="Standard"><text:span text:style-name="T3"><text:line-break/></text:span><text:span text:style-name="T4">Nowadays the mobile phone is the primary tool portable of people for calls , texting with people in other countries of the world .</text:span></text:p>
      <text:p text:style-name="P7"><text:span text:style-name="T2">Im agree with the prediction because in my opinion the mobile phone is one the best invents created in the history on the world and always are upgrade for better experience.</text:span></text:p>
      <text:p text:style-name="P7"><text:span text:style-name="T2">But everithing have pros and cons</text:span></text:p>
      <text:p text:style-name="P7"><text:span text:style-name="T2"/></text:p>
      <text:p text:style-name="P7"><text:span text:style-name="T2">On the one hand, you will be have full comunications whith the wolrd and other people whenever you want.</text:span></text:p>
      <text:p text:style-name="P7"><text:span text:style-name="T2"/></text:p>
      <text:p text:style-name="P2"><text:span text:style-name="T1">O</text:span>n the other hand, one of the disadvantages of the mobile phone is the time you can waste with it.</text:p>
      <text:p text:style-name="P2"/>
      <text:p text:style-name="P1">In conclusion, the mobile phone is a great tool but it can waste a lot of time </text:p>
      <text:p text:style-name="P3"/>
      <text:p text:style-name="P6"><text:span text:style-name="T2"><text:s/>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1:29:27.787000000</meta:creation-date>
    <dc:date>2024-02-07T12:02:43.595000000</dc:date>
    <meta:editing-duration>PT33M16S</meta:editing-duration>
    <meta:editing-cycles>1</meta:editing-cycles>
    <meta:document-statistic meta:table-count="0" meta:image-count="0" meta:object-count="0" meta:page-count="1" meta:paragraph-count="9" meta:word-count="154" meta:character-count="858" meta:non-whitespace-character-count="700"/>
    <meta:generator>LibreOffice/7.5.4.2$Windows_X86_64 LibreOffice_project/36ccfdc35048b057fd9854c757a8b67ec53977b6</meta:generator>
  </office:meta>
</office:document-meta>
</file>